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Text_20_body">
      <style:text-properties officeooo:rsid="000a840b" officeooo:paragraph-rsid="000a840b"/>
    </style:style>
    <style:style style:name="P2" style:family="paragraph" style:parent-style-name="Text_20_body">
      <style:text-properties officeooo:rsid="000ba95e" officeooo:paragraph-rsid="000ba95e"/>
    </style:style>
    <style:style style:name="P3" style:family="paragraph" style:parent-style-name="Heading" style:master-page-name="MP0">
      <style:paragraph-properties style:page-number="auto" fo:break-before="page"/>
    </style:style>
    <style:style style:name="P4" style:family="paragraph" style:parent-style-name="Text_20_body">
      <style:text-properties officeooo:rsid="000ba95e" officeooo:paragraph-rsid="000ba95e"/>
    </style:style>
    <style:style style:name="P5" style:family="paragraph" style:parent-style-name="Text_20_body">
      <style:text-properties officeooo:rsid="000cf622" officeooo:paragraph-rsid="000cf622"/>
    </style:style>
    <style:style style:name="T1" style:family="text">
      <style:text-properties style:text-position="super 67%"/>
    </style:style>
    <style:style style:name="T2" style:family="text">
      <style:text-properties fo:background-color="transparent" loext:char-shading-value="0"/>
    </style:style>
    <style:style style:name="T3" style:family="text">
      <style:text-properties officeooo:rsid="0008866d" fo:background-color="transparent" loext:char-shading-value="0"/>
    </style:style>
    <style:style style:name="T4" style:family="text">
      <style:text-properties officeooo:rsid="000a840b"/>
    </style:style>
    <style:style style:name="T5" style:family="text">
      <style:text-properties officeooo:rsid="000cfd78"/>
    </style:style>
    <style:style style:name="T6" style:family="text">
      <style:text-properties officeooo:rsid="000d7d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pport de Stage 2023</text:p>
      <text:p text:style-name="Text_20_body"><text:line-break/>Pour la première semaine de mon stage j’ai pu faire la connaissance de l’équipe avec laquelle j’allais travailler pendant ces 6 mois. J’ai aussi découvert le bureau qui m’était attribué ainsi que les missions qui me seront données pour ces 6 mois.</text:p>
      <text:p text:style-name="Text_20_body"/>
      <text:p text:style-name="Text_20_body">Le début était relativement tranquille le temps que je puisse installer les outils nécessaires à la réalisation de mes missions. J’ai pu me familiariser avec mon nouvel environnement.</text:p>
      <text:p text:style-name="Text_20_body">Mais dès le 3<text:span text:style-name="Police_20_par_20_défaut"><text:span text:style-name="T1">e</text:span></text:span> jour, après avoir établi mes objectifs à court terme, je m’attelais à la tâche. </text:p>
      <text:p text:style-name="Text_20_body">Mon premier objectif étant de sortir 3 maquettes pour ma première mission, j’en rendis 4 pour assurer une meilleure diversité sur ce que l’on voudrait se diriger.</text:p>
      <text:p text:style-name="Text_20_body"/>
      <text:p text:style-name="Text_20_body">La première mission sera la refonte du site de la Mairie, une étape qui semble simple s’il n’y avait qu’à programmer. L’outil Wordpress sera donc imposé pour cette mission ; m’obligeant donc à me plier aux règles et limitations de cet outil. Pour procéder à des tests en local et potentiellement plusieurs prototypes pour le futur, je décide d’installer un serveur local, une data-base et wordpress, l’outil principal.</text:p>
      <text:p text:style-name="Text_20_body"/>
      <text:p text:style-name="Text_20_body">Lors de la 2<text:span text:style-name="Police_20_par_20_défaut"><text:span text:style-name="T1">e</text:span></text:span> semaine, on me présenta une nouvelle mission s’avérant primée sur la 1ère.</text:p>
      <text:p text:style-name="Text_20_body">Cette mission consistant à faire un système de réservation de places pour des évènements de brocante. Enfin du code !. Je partis directement sur un environnement plus familier malgré le fait que je n’ai aucune connaissance particulière dans les langages utilisés.</text:p>
      <text:p text:style-name="Text_20_body">Différents problèmes seront quand-même venus ralentir une avancée, paraissant plus rapide que la précédente, surtout dû à mon manque de connaissances en la matière.</text:p>
      <text:p text:style-name="Text_20_body"/>
      <text:p text:style-name="Text_20_body">Lors de la 3<text:span text:style-name="Police_20_par_20_défaut"><text:span text:style-name="T1">e</text:span></text:span> et 4<text:span text:style-name="Police_20_par_20_défaut"><text:span text:style-name="T1">e</text:span></text:span> semaine, j’ai pu mettre en place un javascript solide lié à tous les sous-pages html composant le site. Le javascript servira à la sélection et à la visualisation des places sélectionnées. Puis, lors de la 4<text:span text:style-name="Police_20_par_20_défaut"><text:span text:style-name="T1">e</text:span></text:span> semaine, une vrai concentration sur le positionnement des places et des objets composant les différentes pages m’ont pris un certain temps, son amélioration visuelle n’étant effectuée que lors de sa mise en place sur les serveurs de la Mairie.</text:p>
      <text:p text:style-name="Text_20_body"/>
      <text:p text:style-name="Text_20_body">Lors du mois d’août, j’ai du principalement m’occuper de la réservation des places, des clients venant les choisir. Vers la fin du mois, j’ai commencé un projet d’automatisation du remplissage d’un tableau Excel par rapport au formulaire que les personnes sur internet sont chargées de remplir. Pour pouvoir l’intégrer sur une grande partie <text:span text:style-name="Police_20_par_20_défaut"><text:span text:style-name="T2">de </text:span></text:span><text:span text:style-name="Police_20_par_20_défaut"><text:span text:style-name="T3">la </text:span></text:span><text:span text:style-name="Police_20_par_20_défaut"><text:span text:style-name="T2">machine</text:span></text:span><text:span text:style-name="T2"> </text:span>possédant l’OS windows, un script faisant l’installation du nécessaire accompagnera le code principal.</text:p>
      <text:p text:style-name="Text_20_body"/>
      <text:p text:style-name="Text_20_body"><text:soft-page-break/></text:p>
      <text:p text:style-name="Text_20_body">Le mois de septembre présentait la fin du projet ‘vide-grenier’, avec plusieurs missions secondaires liées à cet évènement, le développement n’était pas omniprésent mais bien plus sur la réserve.</text:p>
      <text:p text:style-name="Text_20_body">Une préparation des lieux était nécessaire pour pouvoir accueillir l’événement, sa publicité et la validation des participations devaient se faire. Placer des affiches, déposer des prospectus et envoyer des mails de confirmation était ma tache. Les appels concernant cet événement se multipliant, avec la liste des inscrits, on devait, avec l’équipe, gérer les nouveaux inscrits, les désistants et ceux qui voulaient modifier leur demande. Cette facette m’a permis <text:span text:style-name="Police_20_par_20_défaut"><text:span text:style-name="T3">d’assimilé</text:span></text:span> d’avantage de connaissance pour la relation humaine et la gestion de problème individuel.</text:p>
      <text:p text:style-name="Text_20_body">Du côté développement, j’essayais de passer l’adresse IP local pour accéder au site vers une adresse qui sera beta.vert-saint-denis.fr. Des complications ont vu le jour plus vite que se dont j’imaginais. La résolution était une prise de tête.</text:p>
      <text:p text:style-name="Text_20_body"/>
      <text:p text:style-name="Text_20_body">Mi-septembre marqua la reprise du premier de mes projets. La création du site de la Mairie accessible pendant un moment sous l’adresse beta.vert-saint-denis.fr. Après plusieurs problèmes avec le serveur qui tournait sous « ubuntu », un changement vers « debian » semblait nécessaire. La mise en place du serveur aura était plus simple, rapide et efficace, aucune erreur n’ai apparue et le site était désormais accessible par tous et facilement gérable aussi bien en local que partout possédant une connexion internet. Pour la sécurité, l’accès aux modificationx de la page était restreint aux appareils connectés au réseau de la Mairie.</text:p>
      <text:p text:style-name="Text_20_body">Le site étant fait sous wordpress, le thème choisi se nommait « whithall » et l’éditeur de page sera l’extension « Elementor » qui sera mis sous la version pro durant la période de mon stage.</text:p>
      <text:p text:style-name="Text_20_body"/>
      <text:p text:style-name="Text_20_body">Pour le commencement propre du site, une structure <text:span text:style-name="T4">aura été créé </text:span>sous la forme d’une carte mentale avec le menu et la page d’accueil, tous deux détaillés.</text:p>
      <text:p text:style-name="Text_20_body"/>
      <text:p text:style-name="P1">Pour les mois de septembre octobre, plusieurs rendez-vous aurons lieux, le contacte humain étant devenu une nécécité pour pouvoir avance, les différentes personnes des différents service me transmirent les informations qu’ils souhaitaient communiquer et m’envoyèrent, suite au rendez-vous, les informations complémentaire.</text:p>
      <text:p text:style-name="P1"/>
      <text:p text:style-name="P2">Pour novembre, le marché de noël deviens une priorité, l’organisation de plusieurs autres évènements venant au même temps me donner quelques espace de battement, pour me reposé de la progression du site. La mise en place des évènements aussi bien sur le calendrier et la mise à jours de cele-ci sur le site était une partie de se que je pue faire, ainsi que l’aménagement des locos accueillant les évènement.</text:p>
      <text:p text:style-name="P2"/>
      <text:p text:style-name="P2">Pour le marché de noël, je devais appelé, confirmé et répondre aux questions des différents participent. Lors du weekend au quelle j’allais participer, j’étais mis en charge du trajet du petit <text:soft-page-break/>train et d’autres aides physique demandant une intervention en direct lors de l’évènement.</text:p>
      <text:p text:style-name="P2"/>
      <text:p text:style-name="P5">Le mois de décembre signe la fin de mon contra, officiellement finissant le 31 au soire, ainsi que mon retour à la maison, ou plutôt au campus, <text:span text:style-name="T5">2 jours plus tard</text:span>. Mais avant que la fin ne se fasse, une concentration sur le projet principal se fait, <text:span text:style-name="T5">des rendez-vous complets mon agenda avant de me lancer une dernier vérifications du site. Une présentation se fera devant tout le pôle dans le quelle je suis et un pot de départ se fera le soir pour faire découvrir une parti de ma culture. Le serveur hébergent le site se porte à des espérance <text:s/>convenable, le site en lui même est </text:span><text:span text:style-name="T6">à sa finition et suite à mon départ, la parti du graphiste rentrera en jeu. Tout est assuré pour que les plus profanes puisse utiliser mon produit et aucune copie n’est disponible de celle si en dehors des serveurs de la mairi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Police_20_par_20_défaut" style:display-name="Police par défau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1.3$Windows_X86_64 LibreOffice_project/a69ca51ded25f3eefd52d7bf9a5fad8c90b87951</meta:generator>
    <meta:initial-creator>Philippe</meta:initial-creator>
    <meta:creation-date>2023-10-05T13:24:00Z</meta:creation-date>
    <dc:date>2023-12-19T17:38:48.726000000</dc:date>
    <meta:editing-cycles>4</meta:editing-cycles>
    <meta:editing-duration>PT4H56M19S</meta:editing-duration>
    <meta:document-statistic meta:table-count="0" meta:image-count="0" meta:object-count="0" meta:page-count="3" meta:paragraph-count="21" meta:word-count="1035" meta:character-count="6375" meta:non-whitespace-character-count="5358"/>
    <meta:template xlink:type="simple" xlink:actuate="onRequest" xlink:title="" xlink:href="Normal"/>
  </office:meta>
</office:document-meta>
</file>